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8785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792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2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2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4fbfd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bd823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b576b2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text-properties style:font-name="Inter" officeooo:paragraph-rsid="0156378f"/>
    </style:style>
    <style:style style:name="P36" style:family="paragraph" style:parent-style-name="Standard">
      <style:text-properties style:font-name="Inter" officeooo:paragraph-rsid="018061f8"/>
    </style:style>
    <style:style style:name="P37" style:family="paragraph" style:parent-style-name="Standard">
      <style:text-properties style:font-name="Inter" officeooo:paragraph-rsid="0190cd32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9" style:family="paragraph" style:parent-style-name="Standard">
      <style:text-properties style:font-name="Inter" officeooo:paragraph-rsid="016f1dab"/>
    </style:style>
    <style:style style:name="P40" style:family="paragraph" style:parent-style-name="Standard">
      <style:text-properties style:font-name="Inter" officeooo:paragraph-rsid="01bd823b"/>
    </style:style>
    <style:style style:name="P41" style:family="paragraph" style:parent-style-name="Standard">
      <style:text-properties officeooo:paragraph-rsid="0192b585"/>
    </style:style>
    <style:style style:name="P42" style:family="paragraph" style:parent-style-name="Standard">
      <style:text-properties officeooo:paragraph-rsid="0190cd32"/>
    </style:style>
    <style:style style:name="P43" style:family="paragraph" style:parent-style-name="Standard">
      <style:text-properties officeooo:paragraph-rsid="018061f8"/>
    </style:style>
    <style:style style:name="P44" style:family="paragraph" style:parent-style-name="Standard">
      <style:text-properties officeooo:paragraph-rsid="018f5afd"/>
    </style:style>
    <style:style style:name="P45" style:family="paragraph" style:parent-style-name="Standard">
      <style:text-properties officeooo:paragraph-rsid="016f1dab"/>
    </style:style>
    <style:style style:name="P46" style:family="paragraph" style:parent-style-name="Standard">
      <style:text-properties officeooo:paragraph-rsid="01bd823b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0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bd823b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aedd20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bd823b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bd823b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bd823b" style:font-weight-asian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bd823b" style:font-weight-asian="normal" style:font-weight-complex="normal"/>
    </style:style>
    <style:style style:name="P79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80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7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1b576b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7" style:family="text">
      <style:text-properties fo:font-size="10pt" fo:font-style="normal" fo:font-weight="bold" officeooo:rsid="01b576b2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8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1475f55" style:font-weight-asian="normal" style:font-weight-complex="normal"/>
    </style:style>
    <style:style style:name="T111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2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3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5fbdae" style:font-style-asian="normal" style:font-weight-asian="normal" style:font-style-complex="normal" style:font-weight-complex="normal"/>
    </style:style>
    <style:style style:name="T115" style:family="text">
      <style:text-properties officeooo:rsid="0094c2de"/>
    </style:style>
    <style:style style:name="T116" style:family="text">
      <style:text-properties officeooo:rsid="00e1f740"/>
    </style:style>
    <style:style style:name="T117" style:family="text">
      <style:text-properties fo:color="#000000" style:font-name="Inter" style:text-underline-style="none"/>
    </style:style>
    <style:style style:name="T118" style:family="text">
      <style:text-properties officeooo:rsid="0134be7f"/>
    </style:style>
    <style:style style:name="T119" style:family="text">
      <style:text-properties officeooo:rsid="014965fe"/>
    </style:style>
    <style:style style:name="T120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3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4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5" style:family="text">
      <style:text-properties style:font-name="Inter" fo:font-size="10pt" style:font-size-asian="10pt" style:font-size-complex="10pt"/>
    </style:style>
    <style:style style:name="T126" style:family="text">
      <style:text-properties style:font-name="Inter" fo:font-size="10pt" officeooo:rsid="0102247f" style:font-size-asian="10pt" style:font-size-complex="10pt"/>
    </style:style>
    <style:style style:name="T127" style:family="text">
      <style:text-properties style:font-name="Inter" fo:font-size="10pt" officeooo:rsid="01a964e2" style:font-size-asian="10pt" style:font-size-complex="10pt"/>
    </style:style>
    <style:style style:name="T128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0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2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bd956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3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4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5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" fo:font-size="10pt" style:font-name-asian="Roboto2" style:font-size-asian="10pt" style:font-name-complex="Roboto2" style:font-size-complex="10pt"/>
    </style:style>
    <style:style style:name="T160" style:family="text">
      <style:text-properties officeooo:rsid="0169bda9"/>
    </style:style>
    <style:style style:name="T161" style:family="text">
      <style:text-properties fo:color="#0066b3" style:font-name="Inter" style:text-underline-style="solid" style:text-underline-width="auto" style:text-underline-color="font-color"/>
    </style:style>
    <style:style style:name="T162" style:family="text">
      <style:text-properties style:font-name="Inter Extra Bold"/>
    </style:style>
    <style:style style:name="T163" style:family="text">
      <style:text-properties officeooo:rsid="0190cd32"/>
    </style:style>
    <style:style style:name="T164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5" style:family="text">
      <style:text-properties officeooo:rsid="014ff28a"/>
    </style:style>
    <style:style style:name="T166" style:family="text">
      <style:text-properties style:text-underline-style="none" fo:font-weight="bold" style:font-weight-asian="bold" style:font-weight-complex="bold"/>
    </style:style>
    <style:style style:name="T167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68" style:family="text">
      <style:text-properties officeooo:rsid="01a964e2"/>
    </style:style>
    <style:style style:name="T169" style:family="text">
      <style:text-properties officeooo:rsid="01aa114e"/>
    </style:style>
    <style:style style:name="T170" style:family="text">
      <style:text-properties officeooo:rsid="01ac23ff"/>
    </style:style>
    <style:style style:name="T171" style:family="text">
      <style:text-properties officeooo:rsid="01b923ee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244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528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591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252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252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25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9"><text:span text:style-name="T115">R</text:span>ICHARD <text:span text:style-name="T160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17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61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61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61">ocf.io/rszhu</text:span></text:a>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2">EDUCATION</text:p>
          </table:table-cell>
          <table:table-cell table:style-name="Table5.A1" office:value-type="string">
            <text:p text:style-name="P3">University of California, Berkeley</text:p>
            <text:p text:style-name="P19"><text:span text:style-name="T42">B.A. Computer Science, </text:span><text:span text:style-name="T43">GPA </text:span><text:span text:style-name="T47">3.90</text:span><text:span text:style-name="T11"> </text:span><text:span text:style-name="T10"><text:s text:c="11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6"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7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1"><text:span text:style-name="T172">Top Margin : 0</text:span></text:p><text:p text:style-name="P81"><text:span text:style-name="T172">Bottom Margin : 0</text:span></text:p></office:annotation><text:span text:style-name="T79">Coursework:</text:span><office:annotation-end office:name="__Annotation__905_40995002133"/><text:span text:style-name="T36"> </text:span><text:span text:style-name="T37">Data Structures </text:span><text:span text:style-name="T38">&amp;</text:span><text:span text:style-name="T39"> Algorithms</text:span><text:span text:style-name="T37">, </text:span><text:span text:style-name="T40">Structure of Computer Programs</text:span><text:span text:style-name="T32">,</text:span><text:span text:style-name="T33"> </text:span><text:span text:style-name="T34">Linear Algebra </text:span><text:span text:style-name="T35">&amp;</text:span><text:span text:style-name="T34"> Circuits</text:span><text:span text:style-name="T32"> </text:span><text:span text:style-name="T10"><text:s text:c="20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8">EXPERIENCE</text:p>
          </table:table-cell>
          <table:table-cell table:style-name="Table6.A1" office:value-type="string">
            <text:p text:style-name="P16"><text:span text:style-name="T121">California PATH </text:span><text:span text:style-name="T122">(</text:span><text:span text:style-name="Strong_20_Emphasis"><text:span text:style-name="T125">Partners for Advanced Transportation Technology</text:span></text:span><text:span text:style-name="Strong_20_Emphasis"><text:span text:style-name="T126">) </text:span></text:span></text:p>
            <text:p text:style-name="P18"><text:span text:style-name="T31">Research Assistant</text:span><text:span text:style-name="T10"> <text:s text:c="26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8"><text:s/></text:span><text:span text:style-name="T46">Berkeley</text:span><text:span text:style-name="T45">, CA</text:span></text:p>
            <text:p text:style-name="P20"><text:span text:style-name="T22"><text:s/></text:span><text:span text:style-name="T24">Oct</text:span><text:span text:style-name="T23">.</text:span><text:span text:style-name="T27"> 201</text:span><text:span text:style-name="T28">9</text:span><text:span text:style-name="T27"> — </text:span><text:span text:style-name="T30">Feb. 2020</text:span></text:p>
          </table:table-cell>
        </table:table-row>
      </table:table>
      <text:p text:style-name="P4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3"/>
          </table:table-cell>
          <table:table-cell table:style-name="Table11.A1" office:value-type="string">
            <text:list xml:id="list1368411412" text:style-name="L1">
              <text:list-item>
                <text:p text:style-name="P60"><text:span text:style-name="T137">Helped e</text:span><text:span text:style-name="T128">valuate potential safety impacts</text:span><text:span text:style-name="T129"> </text:span><text:span text:style-name="T130">o</text:span><text:span text:style-name="T128">f </text:span><text:span text:style-name="T135">the</text:span><text:span text:style-name="T129"> </text:span><text:span text:style-name="T130">Caltrans-</text:span><text:span text:style-name="T136">proposed</text:span><text:span text:style-name="T131"> “</text:span><text:span text:style-name="T130">Yellow Alert”</text:span><text:span text:style-name="T132"> </text:span><text:span text:style-name="T135">high</text:span><text:span text:style-name="T132">way </text:span><text:span text:style-name="T133">messag</text:span><text:span text:style-name="T134">e</text:span><text:span text:style-name="T130"> system</text:span><text:span text:style-name="T132"> </text:span><text:span text:style-name="Strong_20_Emphasis"><text:span text:style-name="T138">by automating portions</text:span></text:span><text:span text:style-name="T137"> of the data collection and analysis process</text:span></text:p>
              </text:list-item>
              <text:list-item>
                <text:p text:style-name="P61"><text:span text:style-name="T53">S</text:span><text:span text:style-name="T54">ynced</text:span><text:span text:style-name="T49"> </text:span><text:span text:style-name="T54">position</text:span><text:span text:style-name="T55">al</text:span><text:span text:style-name="T50">, </text:span><text:span text:style-name="T55">sensor</text:span><text:span text:style-name="T50">, and </text:span><text:span text:style-name="T55">behavioral</text:span><text:span text:style-name="T49"> data </text:span><text:span text:style-name="T53">collected </text:span><text:span text:style-name="T49">from </text:span><text:span text:style-name="T59">driving</text:span><text:span text:style-name="T52"> </text:span><text:span text:style-name="T49">simulation</text:span><text:span text:style-name="T50"> </text:span><text:span text:style-name="T59">experiments</text:span></text:p>
              </text:list-item>
              <text:list-item>
                <text:p text:style-name="P61"><text:span text:style-name="Strong_20_Emphasis"><text:span text:style-name="T56">Wrote Python scripts to </text:span></text:span><text:span text:style-name="Strong_20_Emphasis"><text:span text:style-name="T51">extract key points from trial data sets, utilizing Python statistics libraries</text:span></text:span></text:p>
              </text:list-item>
              <text:list-item>
                <text:p text:style-name="P62"><text:span text:style-name="Strong_20_Emphasis"><text:span text:style-name="T61">Worked with</text:span></text:span><text:span text:style-name="Strong_20_Emphasis"><text:span text:style-name="T60"> thousands of data points from over 40 unique driver trials</text:span></text:span></text:p>
              </text:list-item>
            </text:list>
          </table:table-cell>
        </table:table-row>
      </table:table>
      <text:p text:style-name="P3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6"/>
          </table:table-cell>
          <table:table-cell table:style-name="Table12.A1" office:value-type="string">
            <text:p text:style-name="P17"><text:span text:style-name="Strong_20_Emphasis"><text:span text:style-name="T127">UC Berkeley College of Engineering</text:span></text:span></text:p>
            <text:p text:style-name="P25"><text:span text:style-name="Strong_20_Emphasis"><text:span text:style-name="T158">Academic Intern</text:span></text:span><text:span text:style-name="T152"> <text:s/></text:span><text:span text:style-name="T120"><text:s text:c="27"/></text:span><text:span text:style-name="T152"><text:s/></text:span><text:span text:style-name="T120"><text:s text:c="51"/></text:span><text:span text:style-name="T153"><text:s text:c="7"/></text:span><text:span text:style-name="T139"><text:s/></text:span><text:span text:style-name="T120"><text:s text:c="81"/></text:span><text:span text:style-name="T159"><text:s text:c="89"/></text:span><text:span text:style-name="T154"><text:s text:c="13"/></text:span></text:p>
          </table:table-cell>
          <table:table-cell table:style-name="Table12.A1" office:value-type="string">
            <text:p text:style-name="P4"><text:span text:style-name="T168">Berkeley</text:span>, CA</text:p>
            <text:p text:style-name="P21"><text:span text:style-name="T22"><text:s/>J</text:span><text:span text:style-name="T25">an</text:span><text:span text:style-name="T22">.</text:span><text:span text:style-name="T27"> 20</text:span><text:span text:style-name="T29">20</text:span><text:span text:style-name="T27"> — </text:span><text:span text:style-name="T29">Present</text:span></text:p>
          </table:table-cell>
        </table:table-row>
      </table:table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list xml:id="list145749010359690" text:continue-numbering="true" text:style-name="L1">
              <text:list-item>
                <text:p text:style-name="P68"><text:span text:style-name="T170">Helped run</text:span> lab sections for The Structure and Interpretation of Computer Programs (CS 61A)</text:p>
              </text:list-item>
              <text:list-item>
                <text:p text:style-name="P68">T<text:span text:style-name="T169">aught</text:span> fundamental computer science concepts to a section of <text:span text:style-name="T171">30</text:span> students</text:p>
              </text:list-item>
              <text:list-item>
                <text:p text:style-name="P70"><text:span text:style-name="T170">Assisted</text:span> students with understanding, writing, and debugging lab programming assignments</text:p>
              </text:list-item>
            </text:list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7"><office:annotation office:name="__Annotation__1352_1647437908"><dc:creator>Unknown Author</dc:creator><dc:date>2020-01-04T16:43:11.210977179</dc:date><text:p text:style-name="P81"><text:span text:style-name="T173">Projects all one table except HEADER</text:span></text:p></office:annotation><text:span text:style-name="T162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4">(</text:span></text:span><text:span text:style-name="Strong_20_Emphasis"><text:span text:style-name="T12">Python</text:span></text:span><text:span text:style-name="Strong_20_Emphasis"><text:span text:style-name="T14">)</text:span></text:span></text:p>
            <text:list xml:id="list145748647051427" text:continue-numbering="true" text:style-name="L1">
              <text:list-item>
                <text:p text:style-name="P67"><text:span text:style-name="T82">Won </text:span><text:span text:style-name="T83">the </text:span><text:span text:style-name="T84">BlackRock API Prize at Cal Hacks </text:span><text:span text:style-name="T85">6.0</text:span><text:span text:style-name="T81">,</text:span><text:span text:style-name="T58"> the largest collegiate hackathon in the world</text:span></text:p>
              </text:list-item>
              <text:list-item>
                <text:p text:style-name="P63"><text:span text:style-name="T62">Built</text:span><text:span text:style-name="T63"> </text:span><text:span text:style-name="T62">a </text:span><text:span text:style-name="T63">tool</text:span><text:span text:style-name="T57"> </text:span><text:span text:style-name="T68">that helps users gain insight into the diversity of</text:span><text:span text:style-name="T57"> </text:span><text:span text:style-name="T68">an </text:span><text:span text:style-name="T57">investment portfolio </text:span><text:span text:style-name="T76">in relation to</text:span><text:span text:style-name="T57"> any</text:span><text:span text:style-name="T67"> </text:span><text:span text:style-name="T68">applicable </text:span><text:span text:style-name="T57">security </text:span><text:span text:style-name="T69">data </text:span><text:span text:style-name="T57">attribute </text:span><text:span text:style-name="T69">(e.g., sector, asset type, or country)</text:span></text:p>
              </text:list-item>
              <text:list-item>
                <text:p text:style-name="P64"><text:span text:style-name="T87">Leveraged</text:span><text:span text:style-name="T88"> BlackRock’</text:span><text:span text:style-name="T89">s</text:span><text:span text:style-name="T88"> API to </text:span><text:span text:style-name="T90">compile, </text:span><text:span text:style-name="T88">sort, and categorize </text:span><text:span text:style-name="T91">security</text:span><text:span text:style-name="T88"> data</text:span><text:span text:style-name="T91"> </text:span><text:span text:style-name="T93">from </text:span><text:span text:style-name="T92">a </text:span><text:span text:style-name="T93">set of stock tickers</text:span></text:p>
              </text:list-item>
              <text:list-item>
                <text:p text:style-name="P65"><text:span text:style-name="T64">Integrated</text:span><text:span text:style-name="T57"> MatPlotLib to visualize </text:span><text:span text:style-name="T65">calculated diversity</text:span><text:span text:style-name="T57"> data and to create a GUI for </text:span><text:span text:style-name="T67">portfolio </text:span><text:span text:style-name="T66">input</text:span><text:span text:style-name="T57"> <text:s text:c="3"/></text:span><text:span text:style-name="T80"><text:s text:c="7"/></text:span><text:span text:style-name="T57"><text:s/></text:span><text:span text:style-name="T80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13"><text:span text:style-name="Strong_20_Emphasis"><text:span text:style-name="T14">Bomberman Remastered (Java</text:span></text:span><text:span text:style-name="Strong_20_Emphasis"><text:span text:style-name="T13">)</text:span></text:span></text:p>
            <text:list xml:id="list145748872518817" text:continue-numbering="true" text:style-name="L1">
              <text:list-item>
                <text:p text:style-name="P71">Created an improved remake of the game Bomberman that runs on modern operating systems</text:p>
              </text:list-item>
              <text:list-item>
                <text:p text:style-name="P72">Devised a <text:span text:style-name="T118">completely new and original</text:span> “competitive mode”, featuring dynamic multiplayer gameplay</text:p>
              </text:list-item>
              <text:list-item>
                <text:p text:style-name="P66"><text:span text:style-name="T70">Utilized the Java Swing toolkit to design game </text:span><text:span text:style-name="T71">menus</text:span><text:span text:style-name="T72">,</text:span><text:span text:style-name="T70"> </text:span><text:span text:style-name="T72">handle controls, and execute game events</text:span></text:p>
              </text:list-item>
              <text:list-item>
                <text:p text:style-name="P66"><text:span text:style-name="T73">Played extensively by </text:span><text:span text:style-name="T78">peers</text:span><text:span text:style-name="T73"> and voted </text:span><text:span text:style-name="T74">in the top </text:span><text:span text:style-name="T77">3</text:span><text:span text:style-name="T74"> </text:span><text:span text:style-name="T73">when presented at a </text:span><text:span text:style-name="T75">school</text:span><text:span text:style-name="T73"> </text:span><text:span text:style-name="T74">project </text:span><text:span text:style-name="T73">fair</text:span><text:span text:style-name="T57"> <text:s/></text:span><text:span text:style-name="T80"><text:s text:c="7"/></text:span><text:span text:style-name="T57"><text:s/></text:span><text:span text:style-name="T80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2"><text:span text:style-name="Strong_20_Emphasis"><text:span text:style-name="T2">Personal Website (HTML, CSS, JavaScript) </text:span></text:span></text:p>
            <text:list xml:id="list145748594036763" text:continue-numbering="true" text:style-name="L1">
              <text:list-item>
                <text:p text:style-name="P75"><text:span text:style-name="T95">Designed and </text:span><text:span text:style-name="T96">built</text:span><text:span text:style-name="T89"> a </text:span><text:span text:style-name="T86">personal website</text:span><text:span text:style-name="T97"> </text:span><text:span text:style-name="T99">from scratch, </text:span><text:span text:style-name="T95">utilizing</text:span><text:span text:style-name="T98"> the Bootstrap </text:span><text:span text:style-name="T99">front end</text:span><text:span text:style-name="T89"> </text:span><text:span text:style-name="T98">framework</text:span></text:p>
              </text:list-item>
              <text:list-item>
                <text:p text:style-name="P73">Ensured readability and font compatibility regardless of operating system, display size, or browser</text:p>
              </text:list-item>
              <text:list-item>
                <text:p text:style-name="P76"><text:span text:style-name="T97">H</text:span><text:span text:style-name="T100">osted page files remotely on UC Berkeley Open Computing Facility servers, via SSH </text:span><text:bookmark text:name="firstHeading11121"/><text:span text:style-name="T108">File 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13"><text:span text:style-name="Strong_20_Emphasis"><text:span text:style-name="T15">Scheme Language Interpreter (Python)</text:span></text:span></text:p>
            <text:list xml:id="list145746924268822" text:continue-numbering="true" text:style-name="L1">
              <text:list-item>
                <text:p text:style-name="P79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7"><text:span text:style-name="T107">Detailed cor</text:span><text:span text:style-name="T106">rect evaluation procedures for</text:span><text:span text:style-name="T94"> </text:span><text:span text:style-name="T101">exceptions, macros,</text:span><text:span text:style-name="T103"> </text:span><text:span text:style-name="T102">and </text:span><text:span text:style-name="T106">short-circuiting </text:span><text:span text:style-name="T104">special form</text:span><text:span text:style-name="T102">s</text:span></text:p>
              </text:list-item>
              <text:list-item>
                <text:p text:style-name="P78"><text:span text:style-name="T106">Optimized memory by implementing</text:span><text:span text:style-name="T105"> tail </text:span><text:span text:style-name="T106">recursion</text:span><text:span text:style-name="T105">, environments, and le</text:span><text:span text:style-name="T106">xical/dynamic scoping</text:span></text:p>
              </text:list-item>
            </text:list>
          </table:table-cell>
        </table:table-row>
      </table:table>
      <text:p text:style-name="P4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9">ACTIVITIES</text:p>
          </table:table-cell>
          <table:table-cell table:style-name="Table9.A1" office:value-type="string">
            <text:p text:style-name="P1">Catalyst for Success <text:s/></text:p>
            <text:p text:style-name="P23"><text:span text:style-name="Strong_20_Emphasis"><text:span text:style-name="T155">Treasurer, </text:span></text:span><text:span text:style-name="Strong_20_Emphasis"><text:span text:style-name="T156">Senior Technology Mentor</text:span></text:span><text:span text:style-name="Strong_20_Emphasis"><text:span text:style-name="T124"> </text:span></text:span><text:span text:style-name="T123"><text:s/></text:span><text:span text:style-name="T120"><text:s text:c="24"/></text:span><text:span text:style-name="T152"><text:s/></text:span><text:span text:style-name="T120"><text:s text:c="51"/></text:span><text:span text:style-name="T153"><text:s text:c="7"/></text:span><text:span text:style-name="T139"><text:s/></text:span><text:span text:style-name="T120"><text:s text:c="81"/></text:span><text:span text:style-name="T159"><text:s text:c="89"/></text:span><text:span text:style-name="T154"><text:s text:c="13"/></text:span></text:p>
          </table:table-cell>
          <table:table-cell table:style-name="Table9.A1" office:value-type="string">
            <text:p text:style-name="P5">San Diego, CA</text:p>
            <text:p text:style-name="P15"><text:span text:style-name="T22"><text:s text:c="2"/></text:span><text:span text:style-name="T27">Sep. 2017 — Aug. 2019</text:span></text:p>
          </table:table-cell>
        </table:table-row>
      </table:table>
      <text:p text:style-name="P4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5"/>
          </table:table-cell>
          <table:table-cell table:style-name="Table13.A1" office:value-type="string">
            <text:list xml:id="list145749014544341" text:continue-numbering="true" text:style-name="L1">
              <text:list-item>
                <text:p text:style-name="P74">Taught programming and circuitry at the library to over 200 students (Python, Javascript, Arduino)</text:p>
              </text:list-item>
              <text:list-item>
                <text:p text:style-name="P69">Worked with library officials to organize regular weekly workshops and week-long summer camps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50">A<text:span text:style-name="T163">WARDS</text:span></text:p>
          </table:table-cell>
          <table:table-cell table:style-name="Table14.A1" office:value-type="string">
            <text:p text:style-name="P26"><text:span text:style-name="T165">Winner</text:span><text:span text:style-name="T111">, </text:span><text:span text:style-name="T109">CalHacks </text:span><text:span text:style-name="T110">6.0 BlackRock API Prize </text:span></text:p>
            <text:p text:style-name="P27"><text:span text:style-name="T2">Computer Science Scholar</text:span><text:span text:style-name="T111">,</text:span><text:span text:style-name="T164"> </text:span><text:span text:style-name="T112">I</text:span><text:span text:style-name="T109">ntuit Scholarship Program</text:span></text:p>
            <text:p text:style-name="P27"><text:span text:style-name="T166">Computer Science Scholar</text:span><text:span text:style-name="T167">,</text:span><text:span text:style-name="T1"> </text:span><text:span text:style-name="T109">Intuit George A. Hansen Program </text:span></text:p>
            <text:p text:style-name="P24"><text:span text:style-name="T140">Champion</text:span><text:span text:style-name="T157">,</text:span><text:span text:style-name="T140"> </text:span><text:span text:style-name="T142">So</text:span><text:span text:style-name="T149">uthern </text:span><text:span text:style-name="T143">Cal</text:span><text:span text:style-name="T149">ifornia</text:span><text:span text:style-name="T142"> Developmental Soccer League </text:span><text:span text:style-name="T144">Div. 1</text:span><text:span text:style-name="T120"> <text:s text:c="19"/></text:span><text:span text:style-name="T152"><text:s/></text:span><text:span text:style-name="T120"><text:s text:c="51"/></text:span><text:span text:style-name="T153"><text:s text:c="7"/></text:span><text:span text:style-name="T139"><text:s/></text:span><text:span text:style-name="T120"><text:s text:c="81"/></text:span><text:span text:style-name="T159"><text:s text:c="89"/></text:span><text:span text:style-name="T154"><text:s text:c="13"/></text:span></text:p>
          </table:table-cell>
          <table:table-cell table:style-name="Table14.A1" office:value-type="string">
            <text:p text:style-name="P14"><text:span text:style-name="T27">O</text:span><text:span text:style-name="T26">ct. 2019</text:span></text:p>
            <text:p text:style-name="P22"><text:span text:style-name="T119">Apr</text:span>. 2019</text:p>
            <text:p text:style-name="P22"><text:span text:style-name="T119">Apr</text:span>. 2019</text:p>
            <text:p text:style-name="P8">Dec. 2018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SKILLS</text:p>
          </table:table-cell>
          <table:table-cell table:style-name="Table3.A1" office:value-type="string">
            <text:p text:style-name="P9"><text:span text:style-name="T114">Languages:</text:span><text:span text:style-name="T113"> </text:span>Python, Java, SQL, HTML/CSS, <text:span text:style-name="T116">JavaScript</text:span></text:p>
            <text:p text:style-name="P24"><text:span text:style-name="T150">Tools</text:span><text:span text:style-name="T145">:</text:span><text:span text:style-name="T141"> </text:span><text:span text:style-name="T145">Git, </text:span><text:span text:style-name="T146">Unix,</text:span><text:span text:style-name="T147"> </text:span><text:span text:style-name="T148">Bootstrap, NumPy, </text:span><text:span text:style-name="T151">MATLAB</text:span><text:span text:style-name="T120"> <text:s text:c="2"/></text:span><text:span text:style-name="T152"><text:s/></text:span><text:span text:style-name="T120"><text:s text:c="51"/></text:span><text:span text:style-name="T153"><text:s text:c="7"/></text:span><text:span text:style-name="T139"><text:s/></text:span><text:span text:style-name="T120"><text:s text:c="81"/></text:span><text:span text:style-name="T159"><text:s text:c="89"/></text:span><text:span text:style-name="T154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3T14:57:46.724482302</dc:date>
    <meta:editing-duration>P1DT12H57M52S</meta:editing-duration>
    <meta:editing-cycles>328</meta:editing-cycles>
    <meta:document-statistic meta:table-count="13" meta:image-count="6" meta:object-count="0" meta:page-count="2" meta:paragraph-count="66" meta:word-count="500" meta:character-count="5798" meta:non-whitespace-character-count="2994"/>
  </office:meta>
</office:document-meta>
</file>